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556000003007B1900BC.png" manifest:media-type=""/>
  <manifest:file-entry manifest:full-path="Pictures/1000000000000CEC000009B10DB262C2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336666" draw:fill-color="#ccff99" draw:opacity="45%" draw:textarea-horizontal-align="justify" draw:textarea-vertical-align="middle" draw:auto-grow-height="false" fo:min-height="0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標準-title">
      <style:graphic-properties draw:auto-grow-height="true" fo:min-height="3.467cm"/>
    </style:style>
    <style:style style:name="pr2" style:family="presentation" style:parent-style-name="標準-subtitle">
      <style:graphic-properties draw:fill-color="#ffffff" draw:auto-grow-height="true" fo:min-height="3.046cm"/>
    </style:style>
    <style:style style:name="pr3" style:family="presentation" style:parent-style-name="標準-notes">
      <style:graphic-properties draw:fill-color="#ffffff" draw:auto-grow-height="true" fo:min-height="13.364cm"/>
    </style:style>
    <style:style style:name="pr4" style:family="presentation" style:parent-style-name="標準-title">
      <style:graphic-properties fo:min-height="3.506cm"/>
    </style:style>
    <style:style style:name="pr5" style:family="presentation" style:parent-style-name="標準-notes">
      <style:graphic-properties draw:fill-color="#ffffff" fo:min-height="13.364cm"/>
    </style:style>
    <style:style style:name="pr6" style:family="presentation" style:parent-style-name="Inspiration-title">
      <style:graphic-properties draw:auto-grow-height="true" fo:min-height="2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notes">
      <style:graphic-properties draw:fill-color="#ffffff" draw:auto-grow-height="true" fo:min-height="14cm"/>
    </style:style>
    <style:style style:name="pr9" style:family="presentation" style:parent-style-name="標準-title">
      <style:graphic-properties draw:auto-grow-height="true" fo:min-height="3.506cm"/>
    </style:style>
    <style:style style:name="pr10" style:family="presentation" style:parent-style-name="Inspiration-title">
      <style:graphic-properties fo:min-height="3.506cm"/>
    </style:style>
    <style:style style:name="P1" style:family="paragraph">
      <style:paragraph-properties fo:margin-top="0cm" fo:margin-bottom="0cm" fo:line-height="115%" fo:text-align="start"/>
    </style:style>
    <style:style style:name="P2" style:family="paragraph">
      <style:paragraph-properties fo:margin-top="0cm" fo:margin-bottom="0cm" fo:line-height="115%" fo:text-align="start"/>
      <style:text-properties style:text-position="33% 58%" fo:font-size="28pt" style:font-size-asian="28pt" style:font-size-complex="28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28pt" style:font-size-asian="28pt" style:font-size-complex="28pt"/>
    </style:style>
    <style:style style:name="P5" style:family="paragraph">
      <style:paragraph-properties fo:text-align="center"/>
    </style:style>
    <style:style style:name="P6" style:family="paragraph">
      <style:text-properties fo:font-size="32pt" style:font-size-asian="32pt" style:font-size-complex="32pt"/>
    </style:style>
    <style:style style:name="P7" style:family="paragraph">
      <style:text-properties style:font-size-asian="29.3999996185303pt"/>
    </style:style>
    <style:style style:name="P8" style:family="paragraph">
      <style:text-properties fo:font-size="26pt" style:font-size-asian="26pt" style:font-size-complex="26pt"/>
    </style:style>
    <style:style style:name="P9" style:family="paragraph">
      <style:paragraph-properties fo:text-align="center"/>
      <style:text-properties fo:font-size="26pt" style:font-size-asian="26pt" style:font-size-complex="26pt"/>
    </style:style>
    <style:style style:name="T1" style:family="text">
      <style:text-properties fo:font-size="28pt" style:font-size-asian="28pt" style:font-size-complex="28pt"/>
    </style:style>
    <style:style style:name="T2" style:family="text">
      <style:text-properties fo:text-shadow="none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32pt" style:font-size-asian="32pt" style:font-size-complex="32pt"/>
    </style:style>
    <style:style style:name="T5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標準" presentation:presentation-page-layout-name="AL1T0">
        <draw:frame presentation:style-name="pr1" draw:layer="layout" svg:width="23.5cm" svg:height="3.473cm" svg:x="2.3cm" svg:y="6.991cm" presentation:class="title" presentation:user-transformed="true">
          <draw:text-box>
            <text:p>すごいHaskellたのしく学ぼう！<text:line-break/> <text:s text:c="31"/>読書会#3</text:p>
          </draw:text-box>
        </draw:frame>
        <draw:frame presentation:style-name="pr2" draw:layer="layout" svg:width="22.5cm" svg:height="3.046cm" svg:x="4.5cm" svg:y="14.2cm" presentation:class="subtitle" presentation:user-transformed="true">
          <draw:text-box>
            <text:p>森本達也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標準" presentation:presentation-page-layout-name="AL2T1">
        <draw:frame presentation:style-name="pr4" draw:layer="layout" svg:width="25.199cm" svg:height="3.506cm" svg:x="1.4cm" svg:y="9.137cm" presentation:class="title" presentation:user-transformed="true">
          <draw:text-box>
            <text:p>演習問題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演習課題解答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パターンマッチを使ったhead'の作成</text:p>
              </text:list-item>
              <text:list-item>
                <text:p>うるう年判定プログラム（Haskell, Ruby）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パターンマッチを使ったhead'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リストの先頭部分を返すhead'関数</text:p>
                <text:p/>
                <text:p/>
              </text:list-item>
            </text:list>
          </draw:text-box>
        </draw:frame>
        <draw:custom-shape draw:style-name="gr2" draw:text-style-name="P2" draw:layer="layout" svg:width="19.6cm" svg:height="10.2cm" svg:x="2.6cm" svg:y="6.893cm">
          <text:p text:style-name="P1"><text:span text:style-name="T1">–</text:span><text:span text:style-name="T1">--------</text:span></text:p>
          <text:p text:style-name="P1"><text:span text:style-name="T1">head' :: [a] -&gt; a</text:span></text:p>
          <text:p text:style-name="P1"><text:span text:style-name="T1">head' [] = error "Empty!"</text:span></text:p>
          <text:p text:style-name="P1"><text:span text:style-name="T1">head' (x:xs) = x</text:span></text:p>
          <text:p text:style-name="P1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うるう年判定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>うるう年の定義</text:p>
                <text:p>0年からを対象に、例外を除き4で割り切れる年</text:p>
                <text:p>【例外】<text:line-break/>　・100で割り切れる年はうるう年ではない<text:line-break/>　・400で割り切れる年はうるう年である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うるう年判定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コード</text:p>
              </text:list-item>
            </text:list>
          </draw:text-box>
        </draw:frame>
        <draw:custom-shape draw:style-name="gr2" draw:text-style-name="P4" draw:layer="layout" svg:width="22.6cm" svg:height="12cm" svg:x="2.6cm" svg:y="6.8cm">
          <text:p text:style-name="P3"><text:span text:style-name="T1">–</text:span><text:span text:style-name="T1">--------</text:span></text:p>
          <text:p text:style-name="P3"><text:span text:style-name="T1">leap_year :: Int -&gt; String</text:span></text:p>
          <text:p text:style-name="P3"><text:span text:style-name="T1">leap_year leap</text:span></text:p>
          <text:p text:style-name="P3"><text:span text:style-name="T1"><text:s/></text:span><text:span text:style-name="T1">| leap == 0 = "Leap!"</text:span></text:p>
          <text:p text:style-name="P3"><text:span text:style-name="T1"><text:s/></text:span><text:span text:style-name="T1">| (mod leap 400) == 0 = "Leap!"</text:span></text:p>
          <text:p text:style-name="P3"><text:span text:style-name="T1"><text:s/></text:span><text:span text:style-name="T1">| (mod leap 100) == 0 = "No Leap!"</text:span></text:p>
          <text:p text:style-name="P3"><text:span text:style-name="T1"><text:s/></text:span><text:span text:style-name="T1">| (mod leap 4) == 0 = "leap!"</text:span></text:p>
          <text:p text:style-name="P3"><text:span text:style-name="T1"><text:s/></text:span><text:span text:style-name="T1">| otherwise = "No Leap!"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標準" presentation:presentation-page-layout-name="AL2T1">
        <draw:frame presentation:style-name="pr9" draw:layer="layout" svg:width="25.199cm" svg:height="3.506cm" svg:x="1.4cm" svg:y="8.7cm" presentation:class="title" presentation:user-transformed="true">
          <draw:text-box>
            <text:p>4章　Hello再帰！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第4章　Hello再帰！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再帰とは</text:p>
              </text:list-item>
              <text:list-item>
                <text:p>最高に最高！</text:p>
              </text:list-item>
              <text:list-item>
                <text:p>さらにいくつかの再帰関数<text:line-break/>- replicate, take, reverse, repeat, zip, elem</text:p>
              </text:list-item>
              <text:list-item>
                <text:p>クイック、ソート！<text:line-break/>- アルゴリズム, コード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10" draw:layer="layout" svg:width="25.199cm" svg:height="3.506cm" svg:x="1.4cm" svg:y="0.837cm" presentation:class="title" presentation:user-transformed="true">
          <draw:text-box>
            <text:p>再帰</text:p>
          </draw:text-box>
        </draw:frame>
        <draw:frame presentation:style-name="pr7" draw:layer="layout" svg:width="25.199cm" svg:height="12.179cm" svg:x="1.5cm" svg:y="7.221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命令型言語は計算を<text:span text:style-name="T2">どうやって</text:span>するかを指定</text:p>
              </text:list-item>
              <text:list-item>
                <text:p>Haskellでは求めるものが<text:span text:style-name="T3">何であるか</text:span>を宣言</text:p>
                <text:p/>
              </text:list-item>
              <text:list-item>
                <text:p>Haskellの目的は欲しい結果が何であるかを直接定義することである。</text:p>
                <text:p>　⇒Haskell上では再帰が重要！</text:p>
              </text:list-item>
            </text:list>
          </draw:text-box>
        </draw:frame>
        <draw:custom-shape draw:style-name="gr2" draw:text-style-name="P4" draw:layer="layout" svg:width="22.6cm" svg:height="2.6cm" svg:x="2.3cm" svg:y="4.9cm">
          <text:p text:style-name="P5"><text:span text:style-name="T1">関数の定義の中で、自分自身を呼び出す事！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最高に最高！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再帰を用いてmaximum関数を定義！</text:p>
                <text:p/>
              </text:list-item>
              <text:list-item>
                <text:p>再帰を使う際に最初に考えるべきこと</text:p>
                <text:p>「命令的に定義すればどうなるかを考える」</text:p>
                <text:p>「基底部を定義する」</text:p>
                <text:p>「自分自身（再帰）の呼び出し方」</text:p>
                <text:p/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10" draw:layer="layout" svg:width="25.199cm" svg:height="3.506cm" svg:x="1.4cm" svg:y="0.837cm" presentation:class="title" presentation:user-transformed="true">
          <draw:text-box>
            <text:p>maximum関数のコード</text:p>
          </draw:text-box>
        </draw:frame>
        <draw:custom-shape draw:style-name="gr2" draw:text-style-name="P4" draw:layer="layout" svg:width="22.6cm" svg:height="9.8cm" svg:x="2.6cm" svg:y="9cm">
          <text:p text:style-name="P3"><text:span text:style-name="T1">–</text:span><text:span text:style-name="T1">--------</text:span></text:p>
          <text:p text:style-name="P3"><text:span text:style-name="T1">maximum' :: (Ord a) =&gt; [a] -&gt; a</text:span></text:p>
          <text:p text:style-name="P3"><text:span text:style-name="T1">maximum' [] = error "maximum of empty list" </text:span></text:p>
          <text:p text:style-name="P3"><text:span text:style-name="T1">maximum' [x] = x</text:span></text:p>
          <text:p text:style-name="P3"><text:span text:style-name="T1">maximum'(x:xs) = max x(maximum' xs)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303cm" svg:height="1.381cm" svg:x="3.6cm" svg:y="5.801cm">
          <draw:text-box>
            <text:list text:style-name="L1">
              <text:list-header>
                <text:p text:style-name="P6"><text:span text:style-name="T4">リストから、最大の数字を取り出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さらにいくつかの再帰関数①</text:p>
          </draw:text-box>
        </draw:frame>
        <draw:frame presentation:style-name="pr7" draw:layer="layout" svg:width="25.2cm" svg:height="12.18cm" svg:x="1.4cm" svg:y="5cm" presentation:class="outline" presentation:user-transformed="true">
          <draw:text-box>
            <text:list text:style-name="L3">
              <text:list-item>
                <text:p>Replicate　(複製)</text:p>
                <text:p>- 値を指定された数だけ繰り返したリストを返す</text:p>
              </text:list-item>
              <text:list-item>
                <text:p>Take (取得)</text:p>
                <text:p>- リストから指定された数の要素を返す</text:p>
              </text:list-item>
              <text:list-item>
                <text:p>Reverse (反対)</text:p>
                <text:p>- リストから、同じ要素の逆順リストを返す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10" draw:layer="layout" svg:width="25.199cm" svg:height="3.506cm" svg:x="1.4cm" svg:y="0.837cm" presentation:class="title" presentation:user-transformed="true">
          <draw:text-box>
            <text:p>さらにいくつかの再帰関数②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Repeat　(反復)</text:p>
                <text:p>- 要素から無限リストを返す</text:p>
              </text:list-item>
              <text:list-item>
                <text:p>Zip <text:s/>(締める)</text:p>
                <text:p>- 2つのリストから、綴じ合わせを返す</text:p>
              </text:list-item>
              <text:list-item>
                <text:p>Elem</text:p>
                <text:p>- 値とリストをとり、値がリストに含まれているかを返す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eplicate</text:p>
          </draw:text-box>
        </draw:frame>
        <draw:custom-shape draw:style-name="gr2" draw:text-style-name="P4" draw:layer="layout" svg:width="22.6cm" svg:height="10.2cm" svg:x="2.6cm" svg:y="8.6cm">
          <text:p text:style-name="P3"><text:span text:style-name="T1">–</text:span><text:span text:style-name="T1">--------</text:span></text:p>
          <text:p text:style-name="P3"><text:span text:style-name="T1">replicate' :: Int -&gt; a -&gt; [a]</text:span></text:p>
          <text:p text:style-name="P3"><text:span text:style-name="T1">replicate' n x </text:span></text:p>
          <text:p text:style-name="P3"><text:span text:style-name="T1"><text:s text:c="2"/></text:span><text:span text:style-name="T1">|n &lt;= 0 = []</text:span></text:p>
          <text:p text:style-name="P3"><text:span text:style-name="T1"><text:s text:c="2"/></text:span><text:span text:style-name="T1">|otherwise = x : replicate' (n-1) x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2.518cm" svg:height="1.381cm" svg:x="1.882cm" svg:y="5.8cm">
          <draw:text-box>
            <text:list text:style-name="L1">
              <text:list-header>
                <text:p text:style-name="P6"><text:span text:style-name="T4">値を指定された数だけ繰り返したリスト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Take</text:p>
          </draw:text-box>
        </draw:frame>
        <draw:custom-shape draw:style-name="gr2" draw:text-style-name="P4" draw:layer="layout" svg:width="22.6cm" svg:height="10.2cm" svg:x="2.6cm" svg:y="8.6cm">
          <text:p text:style-name="P3"><text:span text:style-name="T1">–</text:span><text:span text:style-name="T1">--------</text:span></text:p>
          <text:p text:style-name="P3"><text:span text:style-name="T1">take' :: Int -&gt; [a] -&gt; [a]</text:span></text:p>
          <text:p text:style-name="P3"><text:span text:style-name="T1">take' n _ </text:span></text:p>
          <text:p text:style-name="P3"><text:span text:style-name="T1"><text:s text:c="2"/></text:span><text:span text:style-name="T1">|n &lt;= 0 = []</text:span></text:p>
          <text:p text:style-name="P3"><text:span text:style-name="T1">take' _ [] = []</text:span></text:p>
          <text:p text:style-name="P3"><text:span text:style-name="T1">take' n(x:xs) = x : take' (n-1) xs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8.738cm" svg:height="1.381cm" svg:x="1.882cm" svg:y="5.801cm">
          <draw:text-box>
            <text:list text:style-name="L1">
              <text:list-header>
                <text:p><text:span text:style-name="T4">リストから指定された数の要素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everse</text:p>
          </draw:text-box>
        </draw:frame>
        <draw:custom-shape draw:style-name="gr2" draw:text-style-name="P4" draw:layer="layout" svg:width="22.6cm" svg:height="10.4cm" svg:x="2.6cm" svg:y="8.4cm">
          <text:p text:style-name="P3"><text:span text:style-name="T1">–</text:span><text:span text:style-name="T1">--------</text:span></text:p>
          <text:p text:style-name="P3"><text:span text:style-name="T1">reverse' :: [a] -&gt; [a]</text:span></text:p>
          <text:p text:style-name="P3"><text:span text:style-name="T1">reverse' [] = []</text:span></text:p>
          <text:p text:style-name="P3"><text:span text:style-name="T1">reverse' (x:xs) = reverse' xs ++ [x]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9.915cm" svg:height="1.381cm" svg:x="1.882cm" svg:y="5.801cm">
          <draw:text-box>
            <text:list text:style-name="L1">
              <text:list-header>
                <text:p><text:span text:style-name="T4">リストから、同じ要素の逆順リスト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repeat</text:p>
          </draw:text-box>
        </draw:frame>
        <draw:custom-shape draw:style-name="gr2" draw:text-style-name="P4" draw:layer="layout" svg:width="22.6cm" svg:height="10cm" svg:x="2.6cm" svg:y="8.8cm">
          <text:p text:style-name="P3"><text:span text:style-name="T1">–</text:span><text:span text:style-name="T1">--------</text:span></text:p>
          <text:p text:style-name="P3"><text:span text:style-name="T1">repeat' :: a -&gt; [a]</text:span></text:p>
          <text:p text:style-name="P3"><text:span text:style-name="T1">repeat' x = x : repeat' x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3.442cm" svg:height="1.381cm" svg:x="1.882cm" svg:y="5.801cm">
          <draw:text-box>
            <text:list text:style-name="L1">
              <text:list-header>
                <text:p><text:span text:style-name="T4">要素から無限リスト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zip</text:p>
          </draw:text-box>
        </draw:frame>
        <draw:custom-shape draw:style-name="gr2" draw:text-style-name="P4" draw:layer="layout" svg:width="22.6cm" svg:height="10.4cm" svg:x="2.6cm" svg:y="8.4cm">
          <text:p text:style-name="P3"><text:span text:style-name="T1">–</text:span><text:span text:style-name="T1">--------</text:span></text:p>
          <text:p text:style-name="P3"><text:span text:style-name="T1">zip' :: [a] -&gt; [b] -&gt; [(a, b)]</text:span></text:p>
          <text:p text:style-name="P3"><text:span text:style-name="T1">zip' _ [] = []</text:span></text:p>
          <text:p text:style-name="P3"><text:span text:style-name="T1">zip' [] _ = []</text:span></text:p>
          <text:p text:style-name="P3"><text:span text:style-name="T1">zip' (x:xs) (y:ys) = (x,y) : zip' xs ys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892cm" svg:height="1.517cm" svg:x="1.882cm" svg:y="5.801cm">
          <draw:text-box>
            <text:list text:style-name="L1">
              <text:list-header>
                <text:p><text:span text:style-name="T4">2</text:span><text:span text:style-name="T4">つのリストから、綴じ合わせ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elem</text:p>
          </draw:text-box>
        </draw:frame>
        <draw:custom-shape draw:style-name="gr2" draw:text-style-name="P4" draw:layer="layout" svg:width="22.6cm" svg:height="9.6cm" svg:x="2.6cm" svg:y="9.2cm">
          <text:p text:style-name="P3"><text:span text:style-name="T1">–</text:span><text:span text:style-name="T1">--------</text:span></text:p>
          <text:p text:style-name="P3"><text:span text:style-name="T1">elem' :: (Eq a) =&gt; a -&gt; [a] -&gt; Bool</text:span></text:p>
          <text:p text:style-name="P3"><text:span text:style-name="T1">elem' a [] = False</text:span></text:p>
          <text:p text:style-name="P3"><text:span text:style-name="T1">elem' a (x:xs)</text:span></text:p>
          <text:p text:style-name="P3"><text:span text:style-name="T1"><text:s text:c="2"/></text:span><text:span text:style-name="T1">| a == x = True</text:span></text:p>
          <text:p text:style-name="P3"><text:span text:style-name="T1"><text:s text:c="2"/></text:span><text:span text:style-name="T1">| otherwise = a `elem'` xs]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25.677cm" svg:height="1.381cm" svg:x="1.123cm" svg:y="5.819cm">
          <draw:text-box>
            <text:list text:style-name="L1">
              <text:list-header>
                <text:p><text:span text:style-name="T4">値とリストをとり、値がリストに含まれているかを返す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クイック、ソート！</text:p>
          </draw:text-box>
        </draw:frame>
        <draw:frame presentation:style-name="pr7" draw:layer="layout" svg:width="25.2cm" svg:height="12.18cm" svg:x="1.4cm" svg:y="5cm" presentation:class="outline">
          <draw:text-box>
            <text:list text:style-name="L3">
              <text:list-item>
                <text:p>アルゴリズム</text:p>
              </text:list-item>
              <text:list-item>
                <text:p>ソートしたいリストを [5, 1, 9, 4, 6, 7, 3]とする</text:p>
              </text:list-item>
              <text:list-item>
                <text:p text:style-name="P3"><text:span text:style-name="T1">5</text:span><text:span text:style-name="T1">をピボットとして選択し、</text:span><text:span text:style-name="T5">[1, 4, 3], [9, 6, 7]</text:span><text:span text:style-name="T5">でサンドイッチする。さらに、同じ処理を繰り返していく</text:span></text:p>
              </text:list-item>
            </text:list>
          </draw:text-box>
        </draw:frame>
        <draw:frame draw:style-name="gr3" draw:text-style-name="P8" draw:layer="layout" svg:width="7.131cm" svg:height="1.276cm" svg:x="9.269cm" svg:y="4.724cm">
          <draw:text-box>
            <text:p text:style-name="P8"><text:span text:style-name="T5">[1, 4, 3], [9, 6, 7]</text:span></text:p>
          </draw:text-box>
        </draw:frame>
        <draw:custom-shape draw:style-name="gr2" draw:text-style-name="P4" draw:layer="layout" svg:width="17.2cm" svg:height="7.8cm" svg:x="5.4cm" svg:y="11.3cm">
          <text:p text:style-name="P9"><text:span text:style-name="T5">[1, 4, 3], [5], [9, 6, 7]</text:span></text:p>
          <text:p text:style-name="P9"><text:span text:style-name="T5">↓</text:span></text:p>
          <text:p text:style-name="P9"><text:span text:style-name="T5">[], [1], <text:s/>[4, 3] , [5], [6, 7], [9]</text:span></text:p>
          <text:p text:style-name="P9"><text:span text:style-name="T5">↓</text:span></text:p>
          <text:p text:style-name="P9"><text:span text:style-name="T5">[], [1], [3], [4], [], [5], [], [6], [7], [9]</text:span></text:p>
          <text:p text:style-name="P3"><text:span text:style-name="T5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6" draw:layer="layout" svg:width="20cm" svg:height="2cm" svg:x="1.4cm" svg:y="1.6cm" presentation:class="title">
          <draw:text-box>
            <text:p>quick</text:p>
          </draw:text-box>
        </draw:frame>
        <draw:custom-shape draw:style-name="gr2" draw:text-style-name="P4" draw:layer="layout" svg:width="24.4cm" svg:height="13.2cm" svg:x="1.8cm" svg:y="5.6cm">
          <text:p text:style-name="P3"><text:span text:style-name="T1">–</text:span><text:span text:style-name="T1">--------</text:span></text:p>
          <text:p text:style-name="P3"><text:span text:style-name="T1">quicksort :: (Ord a) =&gt; [a] -&gt; [a]</text:span></text:p>
          <text:p text:style-name="P3"><text:span text:style-name="T1">quicksort [] = []</text:span></text:p>
          <text:p text:style-name="P3"><text:span text:style-name="T1">quicksort (x :xs) =</text:span></text:p>
          <text:p text:style-name="P3"><text:span text:style-name="T1"><text:s text:c="2"/></text:span><text:span text:style-name="T1">let smallerOrEqual = [a | a &lt;- xs, a &lt;= x]</text:span></text:p>
          <text:p text:style-name="P3"><text:span text:style-name="T1"><text:s text:c="6"/></text:span><text:span text:style-name="T1">larger = [a | a &lt;- xs, a &gt; x]</text:span></text:p>
          <text:p text:style-name="P3"><text:span text:style-name="T1"><text:s text:c="2"/></text:span><text:span text:style-name="T1">in quicksort smallerOrEqual ++ [x] ++ quicksort larger</text:span></text:p>
          <text:p text:style-name="P3"><text:span text:style-name="T1">–</text:span><text:span text:style-name="T1">--------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8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WenQuanYi Zen Hei" svg:font-family="'WenQuanYi Zen Hei'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ＭＳ Ｐ明朝" style:font-size-asian="24pt" style:language-asian="ja" style:country-asian="JP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size="18pt" fo:font-style="normal" fo:text-shadow="none" style:text-underline-style="none" fo:font-weight="normal" style:letter-kerning="true" style:font-name-asian="ＭＳ Ｐゴシック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標準-background" style:family="presentation">
      <style:graphic-properties draw:stroke="none" draw:fill="none"/>
      <style:text-properties style:letter-kerning="true"/>
    </style:style>
    <style:style style:name="標準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標準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letter-kerning="true" style:font-name-asian="ＭＳ Ｐゴシック" style:font-size-asian="20pt" style:font-style-asian="normal" style:font-weight-asian="normal" style:font-name-complex="Mangal" style:font-size-complex="20pt" style:font-style-complex="normal" style:font-weight-complex="normal" style:text-emphasize="none" style:font-relief="none" style:text-overline-style="none" style:text-overline-color="font-color"/>
    </style:style>
    <style:style style:name="標準-outline1" style:family="presentation">
      <style:graphic-properties draw:stroke="none" draw:fill="none" draw:auto-grow-height="false" draw:fit-to-size="shrink-to-fit">
        <text:list-style style:name="標準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ＭＳ Ｐゴシック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outline2" style:family="presentation" style:parent-style-name="標準-outline1">
      <style:paragraph-properties fo:margin-top="0cm" fo:margin-bottom="0.4cm"/>
      <style:text-properties fo:font-size="28pt" style:font-size-asian="28pt" style:font-size-complex="28pt"/>
    </style:style>
    <style:style style:name="標準-outline3" style:family="presentation" style:parent-style-name="標準-outline2">
      <style:paragraph-properties fo:margin-top="0cm" fo:margin-bottom="0.3cm"/>
      <style:text-properties fo:font-size="24pt" style:font-size-asian="24pt" style:font-size-complex="24pt"/>
    </style:style>
    <style:style style:name="標準-outline4" style:family="presentation" style:parent-style-name="標準-outline3">
      <style:paragraph-properties fo:margin-top="0cm" fo:margin-bottom="0.2cm"/>
      <style:text-properties fo:font-size="20pt" style:font-size-asian="20pt" style:font-size-complex="20pt"/>
    </style:style>
    <style:style style:name="標準-outline5" style:family="presentation" style:parent-style-name="標準-outline4">
      <style:paragraph-properties fo:margin-top="0cm" fo:margin-bottom="0.1cm"/>
      <style:text-properties fo:font-size="20pt" style:font-size-asian="20pt" style:font-size-complex="20pt"/>
    </style:style>
    <style:style style:name="標準-outline6" style:family="presentation" style:parent-style-name="標準-outline5">
      <style:paragraph-properties fo:margin-top="0cm" fo:margin-bottom="0.1cm"/>
      <style:text-properties fo:font-size="20pt" style:font-size-asian="20pt" style:font-size-complex="20pt"/>
    </style:style>
    <style:style style:name="標準-outline7" style:family="presentation" style:parent-style-name="標準-outline6">
      <style:paragraph-properties fo:margin-top="0cm" fo:margin-bottom="0.1cm"/>
      <style:text-properties fo:font-size="20pt" style:font-size-asian="20pt" style:font-size-complex="20pt"/>
    </style:style>
    <style:style style:name="標準-outline8" style:family="presentation" style:parent-style-name="標準-outline7">
      <style:paragraph-properties fo:margin-top="0cm" fo:margin-bottom="0.1cm"/>
      <style:text-properties fo:font-size="20pt" style:font-size-asian="20pt" style:font-size-complex="20pt"/>
    </style:style>
    <style:style style:name="標準-outline9" style:family="presentation" style:parent-style-name="標準-outline8">
      <style:paragraph-properties fo:margin-top="0cm" fo:margin-bottom="0.1cm"/>
      <style:text-properties fo:font-size="20pt" style:font-size-asian="20pt" style:font-size-complex="20pt"/>
    </style:style>
    <style:style style:name="標準-subtitle" style:family="presentation">
      <style:graphic-properties draw:stroke="none" draw:fill="none" draw:textarea-vertical-align="middle">
        <text:list-style style:name="標準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ＭＳ Ｐゴシック" style:font-size-asian="32pt" style:font-style-asian="normal" style:font-weight-asian="normal" style:font-name-complex="Mangal" style:font-size-complex="32pt" style:font-style-complex="normal" style:font-weight-complex="normal" style:text-emphasize="none" style:font-relief="none" style:text-overline-style="none" style:text-overline-color="font-color"/>
    </style:style>
    <style:style style:name="標準-title" style:family="presentation">
      <style:graphic-properties draw:stroke="none" draw:fill="none" draw:textarea-vertical-align="middle">
        <text:list-style style:name="標準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Arial" fo:font-size="44pt" fo:font-style="normal" fo:text-shadow="none" style:text-underline-style="none" fo:font-weight="normal" style:letter-kerning="true" style:font-name-asian="ＭＳ Ｐゴシック" style:font-size-asian="44pt" style:font-style-asian="normal" style:font-weight-asian="normal" style:font-name-complex="Mangal" style:font-size-complex="44pt" style:font-style-complex="normal" style:font-weight-complex="normal" style:text-emphasize="none" style:font-relief="none" style:text-overline-style="none" style:text-overline-color="font-color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Droid Sans Fallback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auto-grow-height="false" draw:fit-to-size="shrink-to-fit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50505" fo:font-size="2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50505" fo:font-size="2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50505" fo:font-size="2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50505" fo:font-size="2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50505" fo:font-size="2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50505" fo:font-size="2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50505" fo:font-size="2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50505" fo:font-size="2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50505" fo:font-size="2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50505" fo:font-size="20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050505" style:text-outline="false" style:text-line-through-style="none" style:font-name="Liberation Sans" fo:font-size="42.7000007629395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53cm" fo:text-indent="0cm"/>
      <style:text-properties style:font-name="Liberation Sans" fo:font-size="37.0999984741211pt" style:font-size-asian="28pt" style:font-size-complex="28pt"/>
    </style:style>
    <style:style style:name="DNA-outline3" style:family="presentation" style:parent-style-name="DNA-outline2">
      <style:paragraph-properties fo:margin-left="0cm" fo:margin-right="0cm" fo:margin-top="0cm" fo:margin-bottom="0.396cm" fo:text-indent="0cm"/>
      <style:text-properties style:font-name="Liberation Sans" fo:font-size="32pt" style:font-size-asian="24pt" style:font-size-complex="24pt"/>
    </style:style>
    <style:style style:name="DNA-outline4" style:family="presentation" style:parent-style-name="DNA-outline3">
      <style:paragraph-properties fo:margin-left="0cm" fo:margin-right="0cm" fo:margin-top="0cm" fo:margin-bottom="0.264cm" fo:text-indent="0cm"/>
      <style:text-properties style:font-name="Liberation Sans" fo:font-size="26.7000007629395pt" style:font-size-asian="20pt" style:font-size-complex="20pt"/>
    </style:style>
    <style:style style:name="DNA-outline5" style:family="presentation" style:parent-style-name="DNA-outline4">
      <style:paragraph-properties fo:margin-left="0cm" fo:margin-right="0cm" fo:margin-top="0cm" fo:margin-bottom="0.13cm" fo:text-indent="0cm"/>
      <style:text-properties style:font-name="Liberation Sans" fo:font-size="26.7000007629395pt" style:font-size-asian="20pt" style:font-size-complex="20pt"/>
    </style:style>
    <style:style style:name="DNA-outline6" style:family="presentation" style:parent-style-name="DNA-outline5">
      <style:paragraph-properties fo:margin-left="0cm" fo:margin-right="0cm" fo:margin-top="0cm" fo:margin-bottom="0.13cm" fo:text-indent="0cm"/>
      <style:text-properties style:font-name="Liberation Sans" fo:font-size="26.7000007629395pt" style:font-size-asian="20pt" style:font-size-complex="20pt"/>
    </style:style>
    <style:style style:name="DNA-outline7" style:family="presentation" style:parent-style-name="DNA-outline6">
      <style:paragraph-properties fo:margin-left="0cm" fo:margin-right="0cm" fo:margin-top="0cm" fo:margin-bottom="0.13cm" fo:text-indent="0cm"/>
      <style:text-properties style:font-name="Liberation Sans" fo:font-size="26.7000007629395pt" style:font-size-asian="20pt" style:font-size-complex="20pt"/>
    </style:style>
    <style:style style:name="DNA-outline8" style:family="presentation" style:parent-style-name="DNA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outline9" style:family="presentation" style:parent-style-name="DNA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erif1" fo:font-size="32pt" fo:font-style="normal" fo:text-shadow="none" style:text-underline-style="none" fo:font-weight="normal" style:letter-kerning="true" style:font-name-asian="Droid Sans Fallback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font-name="Liberation Serif" fo:font-size="58.7000007629395pt" fo:font-style="normal" fo:text-shadow="none" style:text-underline-style="none" fo:font-weight="normal" style:letter-kerning="true" style:font-name-asian="Droid Sans Fallback" style:font-size-asian="44pt" style:font-style-asian="normal" style:font-weight-asian="normal" style:font-name-complex="Lohit Hindi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Arial" fo:font-size="29.3999996185303pt" fo:font-style="normal" fo:text-shadow="none" style:text-underline-style="none" fo:font-weight="normal" style:letter-kerning="true" style:font-name-asian="WenQuanYi Zen Hei" style:font-size-asian="29.3999996185303pt" style:font-style-asian="normal" style:font-weight-asian="normal" style:font-name-complex="Lohit Hindi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font-name="Liberation Sans" fo:font-size="26pt" fo:font-style="normal" fo:text-shadow="none" style:text-underline-style="none" fo:font-weight="normal" style:letter-kerning="true" style:font-name-asian="WenQuanYi Zen Hei" style:font-size-asian="26pt" style:font-style-asian="normal" style:font-weight-asian="normal" style:font-name-complex="Lohit Hindi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Arial" fo:font-size="32pt" fo:font-style="normal" fo:text-shadow="none" style:text-underline-style="none" fo:font-weight="normal" style:letter-kerning="true" style:font-name-asian="WenQuanYi Zen Hei" style:font-size-asian="32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font-name="Arial" fo:font-size="36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標準-backgroundobjects">
      <style:graphic-properties draw:stroke="none" draw:fill="none" draw:fill-color="#ffffff" draw:auto-grow-height="false" fo:min-height="1.449cm"/>
    </style:style>
    <style:style style:name="Mpr2" style:family="presentation" style:parent-style-name="標準-backgroundobjects">
      <style:graphic-properties draw:stroke="none" draw:fill="none" draw:fill-color="#ffffff" draw:auto-grow-height="false" fo:min-height="1.485cm"/>
    </style:style>
    <style:style style:name="Mpr3" style:family="presentation" style:parent-style-name="標準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5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6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8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9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番号&gt;</text:page-number></text:span></text:p>
        </draw:text-box>
      </draw:frame>
    </style:handout-master>
    <style:master-page style:name="標準" style:page-layout-name="PM1" draw:style-name="Mdp1">
      <draw:frame presentation:style-name="標準-title" draw:layer="backgroundobjects" svg:width="25.199cm" svg:height="3.506cm" svg:x="1.4cm" svg:y="0.837cm" presentation:class="title" presentation:placeholder="true">
        <draw:text-box/>
      </draw:frame>
      <draw:frame presentation:style-name="標準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標準-title" draw:layer="backgroundobjects" svg:width="14.848cm" svg:height="11.136cm" svg:x="3.075cm" svg:y="2.257cm" presentation:class="page"/>
        <draw:frame presentation:style-name="標準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DNA" style:page-layout-name="PM1" draw:style-name="Mdp1">
      <draw:frame draw:style-name="Mgr3" draw:text-style-name="MP4" draw:layer="backgroundobjects" svg:width="28.016cm" svg:height="21cm" svg:x="0cm" svg:y="0cm">
        <draw:image xlink:href="Pictures/1000000000000556000003007B1900BC.png" xlink:type="simple" xlink:show="embed" xlink:actuate="onLoad">
          <text:p/>
        </draw:image>
      </draw:frame>
      <draw:frame presentation:style-name="DNA-title" draw:layer="backgroundobjects" svg:width="22.5cm" svg:height="3.467cm" svg:x="4.5cm" svg:y="0.8cm" presentation:class="title" presentation:placeholder="true">
        <draw:text-box/>
      </draw:frame>
      <draw:frame presentation:style-name="DNA-outline1" draw:layer="backgroundobjects" svg:width="22.5cm" svg:height="12.18cm" svg:x="4.5cm" svg:y="5.066cm" presentation:class="outline" presentation:placeholder="true">
        <draw:text-box/>
      </draw:frame>
      <draw:frame presentation:style-name="Mpr4" draw:text-style-name="MP1" draw:layer="backgroundobjects" svg:width="6.523cm" svg:height="1.447cm" svg:x="4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3" draw:layer="backgroundobjects" svg:width="8.875cm" svg:height="1.447cm" svg:x="11.075cm" svg:y="19.129cm" presentation:class="footer">
        <draw:text-box>
          <text:p text:style-name="MP2"><text:span text:style-name="MT2"><presentation:footer/></text:span></text:p>
        </draw:text-box>
      </draw:frame>
      <draw:frame presentation:style-name="Mpr4" draw:text-style-name="MP2" draw:layer="backgroundobjects" svg:width="6.523cm" svg:height="1.447cm" svg:x="20.075cm" svg:y="19.129cm" presentation:class="page-number">
        <draw:text-box>
          <text:p text:style-name="MP2"><text:span text:style-name="MT2"><text:page-number>&lt;番号&gt;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番号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12-05T09:02:03.355000000</meta:creation-date>
    <dc:date>2013-12-05T16:02:46.488000000</dc:date>
    <meta:editing-duration>PT6H5M9S</meta:editing-duration>
    <meta:editing-cycles>5</meta:editing-cycles>
    <meta:generator>LibreOffice/4.1.2.3$Windows_x86 LibreOffice_project/40b2d7fde7e8d2d7bc5a449dc65df4d08a7dd38</meta:generator>
    <meta:document-statistic meta:object-count="139"/>
  </office:meta>
</office:document-meta>
</file>